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21fe6" officeooo:paragraph-rsid="00121fe6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21fe6" officeooo:paragraph-rsid="001a0c88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21fe6" officeooo:paragraph-rsid="001ba447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style:text-underline-style="none" fo:font-weight="normal" officeooo:rsid="00121fe6" officeooo:paragraph-rsid="00121fe6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style:text-underline-style="none" fo:font-weight="normal" officeooo:rsid="00121fe6" officeooo:paragraph-rsid="001a0c88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style:text-underline-style="none" fo:font-weight="normal" officeooo:rsid="00121fe6" officeooo:paragraph-rsid="001ba447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style:text-underline-style="none" fo:font-weight="normal" officeooo:rsid="001a0c88" officeooo:paragraph-rsid="001a0c88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style:text-underline-style="none" fo:font-weight="normal" officeooo:rsid="001e011b" officeooo:paragraph-rsid="001e011b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officeooo:rsid="00121fe6" officeooo:paragraph-rsid="001ba447" style:font-size-asian="10.5pt" style:font-weight-asian="normal" style:font-size-complex="12pt" style:font-weight-complex="normal"/>
    </style:style>
    <style:style style:name="P11" style:family="paragraph" style:parent-style-name="Header">
      <style:text-properties officeooo:rsid="00121fe6" officeooo:paragraph-rsid="00121fe6"/>
    </style:style>
    <style:style style:name="P12" style:family="paragraph" style:parent-style-name="Header">
      <style:text-properties officeooo:rsid="001fe6a3" officeooo:paragraph-rsid="001fe6a3"/>
    </style:style>
    <style:style style:name="T1" style:family="text">
      <style:text-properties fo:color="#ce181e" fo:font-size="16pt" fo:font-weight="bold" officeooo:rsid="00121fe6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2db63" style:font-size-asian="16pt" style:font-size-complex="16pt"/>
    </style:style>
    <style:style style:name="T4" style:family="text">
      <style:text-properties fo:font-size="16pt" officeooo:rsid="001a0c88" style:font-size-asian="16pt" style:font-size-complex="16pt"/>
    </style:style>
    <style:style style:name="T5" style:family="text">
      <style:text-properties fo:font-size="16pt" officeooo:rsid="001d5272" style:font-size-asian="16pt" style:font-size-complex="16pt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2pt" officeooo:rsid="0012db63" style:font-size-asian="10.5pt" style:font-size-complex="12pt"/>
    </style:style>
    <style:style style:name="T8" style:family="text">
      <style:text-properties fo:font-size="12pt" officeooo:rsid="00145499" style:font-size-asian="10.5pt" style:font-size-complex="12pt"/>
    </style:style>
    <style:style style:name="T9" style:family="text">
      <style:text-properties fo:font-size="12pt" officeooo:rsid="00154685" style:font-size-asian="10.5pt" style:font-size-complex="12pt"/>
    </style:style>
    <style:style style:name="T10" style:family="text">
      <style:text-properties fo:font-size="12pt" officeooo:rsid="001727bf" style:font-size-asian="10.5pt" style:font-size-complex="12pt"/>
    </style:style>
    <style:style style:name="T11" style:family="text">
      <style:text-properties fo:font-size="12pt" officeooo:rsid="0018ce44" style:font-size-asian="10.5pt" style:font-size-complex="12pt"/>
    </style:style>
    <style:style style:name="T12" style:family="text">
      <style:text-properties fo:font-size="12pt" officeooo:rsid="001a0c88" style:font-size-asian="10.5pt" style:font-size-complex="12pt"/>
    </style:style>
    <style:style style:name="T13" style:family="text">
      <style:text-properties fo:font-size="12pt" officeooo:rsid="001fe6a3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MIDTERM REPORT</text:span></text:p>
      <text:p text:style-name="P1"><text:span text:style-name="T1"/></text:p>
      <text:list xml:id="list337074254" text:style-name="L1">
        <text:list-item>
          <text:p text:style-name="P2"><text:span text:style-name="T2">Game </text:span><text:span text:style-name="T3">storyline</text:span><text:span text:style-name="T2">:</text:span></text:p>
          <text:p text:style-name="P5"><text:span text:style-name="T6">There </text:span><text:span text:style-name="T7">was</text:span><text:span text:style-name="T6"> an astronault</text:span><text:span text:style-name="T8"> </text:span><text:span text:style-name="T6">making an expedition to a whole new planet name 4046B. </text:span><text:span text:style-name="T7">During his journey, he found out </text:span><text:span text:style-name="T8">tamine - </text:span><text:span text:style-name="T7">a new precious material which is harder than diamond and also sparkling as well. But Saitama – the </text:span><text:span text:style-name="T8">king of that planet figured out the human astronault try to collect as much as tamine to bring back to Earth. Saitama sent out troops to destroy the rocket </text:span><text:span text:style-name="T9">in order not to allow the human being to escape. Fortunately, he had </text:span><text:span text:style-name="T10">successfully</text:span><text:span text:style-name="T9"> made a distress signal </text:span><text:span text:style-name="T10">to Earth. His mission is to survive through waves of Saitama’s spaceships with his pistol and wait for Earth </text:span><text:span text:style-name="T11">rescue team.</text:span></text:p>
          <text:p text:style-name="P5"><text:span text:style-name="T11"/></text:p>
        </text:list-item>
        <text:list-item>
          <text:p text:style-name="P3"><text:span text:style-name="T2">Game </text:span><text:span text:style-name="T4">features</text:span><text:span text:style-name="T2">:</text:span></text:p>
          <text:p text:style-name="P6"><text:span text:style-name="T11">The</text:span><text:span text:style-name="T12">re are some features including in the game:</text:span></text:p>
          <text:list>
            <text:list-item>
              <text:p text:style-name="P8"><text:span text:style-name="T6">Tracking mouse movement (Shooting)</text:span></text:p>
            </text:list-item>
            <text:list-item>
              <text:p text:style-name="P8"><text:span text:style-name="T6">Parallaxing and Tiling (Background)</text:span></text:p>
            </text:list-item>
            <text:list-item>
              <text:p text:style-name="P8"><text:span text:style-name="T6">Respawn object </text:span><text:span text:style-name="T13">(charater and enemy)</text:span></text:p>
            </text:list-item>
            <text:list-item>
              <text:p text:style-name="P9"><text:span text:style-name="T6">Enemy use A* algorithm to move forward to main character</text:span></text:p>
            </text:list-item>
          </text:list>
          <text:p text:style-name="P7"><text:span text:style-name="T11"/></text:p>
        </text:list-item>
        <text:list-item>
          <text:p text:style-name="P4"><text:span text:style-name="T2">Game </text:span><text:span text:style-name="T5">resource reference:</text:span></text:p>
          <text:p text:style-name="P10"><text:a xlink:type="simple" xlink:href="https://assetstore.unity.com/packages/essentials/asset-packs/standard-assets-32351" text:style-name="Internet_20_link" text:visited-style-name="Visited_20_Internet_20_Link">https://assetstore.unity.com/packages/essentials/asset-packs/standard-assets-32351</text:a></text:p>
          <text:p text:style-name="P10"><text:a xlink:type="simple" xlink:href="https://www.youtube.com/watch?v=VG8rAmgZBlI" text:style-name="Internet_20_link" text:visited-style-name="Visited_20_Internet_20_Link">https://www.youtube.com/watch?v=VG8rAmgZBlI</text:a></text:p>
          <text:p text:style-name="P10"><text:a xlink:type="simple" xlink:href="https://wallpapercave.com/wp/wp3178085.jpg" text:style-name="Internet_20_link" text:visited-style-name="Visited_20_Internet_20_Link">https://wallpapercave.com/wp/wp3178085.jpg</text:a></text:p>
          <text:p text:style-name="P10"><text:a xlink:type="simple" xlink:href="https://www.youtube.com/watch?v=zN6i95fPCU0" text:style-name="Internet_20_link" text:visited-style-name="Visited_20_Internet_20_Link">https://www.youtube.com/watch?v=zN6i95fPCU0</text:a></text:p>
          <text:p text:style-name="P10"><text:a xlink:type="simple" xlink:href="https://arongranberg.com/astar/download" text:style-name="Internet_20_link" text:visited-style-name="Visited_20_Internet_20_Link">https://arongranberg.com/astar/download</text:a></text:p>
          <text:p text:style-name="P10"><text:a xlink:type="simple" xlink:href="http://devassets.com/assets/2d-mega-pack/" text:style-name="Internet_20_link" text:visited-style-name="Visited_20_Internet_20_Link">http://devassets.com/assets/2d-mega-pack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21fe6" officeooo:paragraph-rsid="00121fe6"/>
    </style:style>
    <style:style style:name="MP2" style:family="paragraph" style:parent-style-name="Header">
      <style:text-properties officeooo:rsid="001fe6a3" officeooo:paragraph-rsid="001fe6a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tudent name: Lưu Đức Tuấn<text:tab/><text:tab/>CS427: 3D Visualization and Game Development</text:p>
        <text:p text:style-name="MP2">Student ID: 165105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7T09:57:52.946654643</meta:creation-date>
    <dc:date>2019-07-27T13:20:15.257760758</dc:date>
    <meta:editing-duration>PT13M13S</meta:editing-duration>
    <meta:editing-cycles>1</meta:editing-cycles>
    <meta:document-statistic meta:table-count="0" meta:image-count="0" meta:object-count="0" meta:page-count="1" meta:paragraph-count="20" meta:word-count="184" meta:character-count="1274" meta:non-whitespace-character-count="1122"/>
    <meta:generator>LibreOffice/6.0.7.3$Linux_X86_64 LibreOffice_project/00m0$Build-3</meta:generator>
  </office:meta>
</office:document-meta>
</file>